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</office:automatic-styles>
  <office:body>
    <office:text>
      <text:p text:style-name="P1"><text:span text:style-name="T1_1">1.<text:s/></text:span><text:span text:style-name="T1_2">Describe</text:span><text:span text:style-name="T1_3"><text:s/></text:span><text:span text:style-name="T1_4">the</text:span><text:span text:style-name="T1_5"><text:s/></text:span><text:span text:style-name="T1_6">difference</text:span><text:span text:style-name="T1_7"><text:s/></text:span><text:span text:style-name="T1_8">between</text:span><text:span text:style-name="T1_9"><text:s/></text:span><text:span text:style-name="T1_10">literal</text:span><text:span text:style-name="T1_11"><text:s/></text:span><text:span text:style-name="T1_12">and</text:span><text:span text:style-name="T1_13"><text:s/></text:span><text:span text:style-name="T1_14">declared</text:span><text:span text:style-name="T1_15"><text:s/></text:span><text:span text:style-name="T1_16">constants</text:span><text:span text:style-name="T1_17">.<text:s/></text:span><text:span text:style-name="T1_18">When</text:span><text:span text:style-name="T1_19"><text:s/></text:span><text:span text:style-name="T1_20">would</text:span><text:span text:style-name="T1_21"><text:s/></text:span><text:span text:style-name="T1_22">a</text:span><text:span text:style-name="T1_23"><text:s/></text:span><text:span text:style-name="T1_24">declared</text:span><text:span text:style-name="T1_25"><text:s/></text:span><text:span text:style-name="T1_26">constant</text:span><text:span text:style-name="T1_27"><text:s/></text:span><text:span text:style-name="T1_28">be</text:span><text:span text:style-name="T1_29"><text:s/></text:span><text:span text:style-name="T1_30">more</text:span><text:span text:style-name="T1_31"><text:s/></text:span><text:span text:style-name="T1_32">useful</text:span><text:span text:style-name="T1_33"><text:s/></text:span><text:span text:style-name="T1_34">than</text:span><text:span text:style-name="T1_35"><text:s/></text:span><text:span text:style-name="T1_36">a</text:span><text:span text:style-name="T1_37"><text:s/></text:span><text:span text:style-name="T1_38">literal</text:span><text:span text:style-name="T1_39"><text:s/></text:span><text:span text:style-name="T1_40">constant</text:span><text:span text:style-name="T1_41">?</text:span></text:p>
      <text:p text:style-name="P2"/>
      <text:p text:style-name="P3"><text:span text:style-name="T3_1">2.<text:s/></text:span><text:span text:style-name="T3_2">What</text:span><text:span text:style-name="T3_3">’</text:span><text:span text:style-name="T3_4">s</text:span><text:span text:style-name="T3_5"><text:s/></text:span><text:span text:style-name="T3_6">the</text:span><text:span text:style-name="T3_7"><text:s/></text:span><text:span text:style-name="T3_8">difference</text:span><text:span text:style-name="T3_9"><text:s/></text:span><text:span text:style-name="T3_10">between</text:span><text:span text:style-name="T3_11"><text:s/></text:span><text:span text:style-name="T3_12">a</text:span><text:span text:style-name="T3_13"><text:s/></text:span><text:span text:style-name="T3_14">normal</text:span><text:span text:style-name="T3_15"><text:s/></text:span><text:span text:style-name="T3_16">variable</text:span><text:span text:style-name="T3_17"><text:s/></text:span><text:span text:style-name="T3_18">and</text:span><text:span text:style-name="T3_19"><text:s/></text:span><text:span text:style-name="T3_20">a</text:span><text:span text:style-name="T3_21"><text:s/></text:span><text:span text:style-name="T3_22">constant</text:span><text:span text:style-name="T3_23">?</text:span></text:p>
      <text:p text:style-name="P4"/>
      <text:p text:style-name="P5"><text:span text:style-name="T5_1">3.<text:s/></text:span><text:span text:style-name="T5_2">Write</text:span><text:span text:style-name="T5_3"><text:s/></text:span><text:span text:style-name="T5_4">a</text:span><text:span text:style-name="T5_5"><text:s/></text:span><text:span text:style-name="T5_6">code</text:span><text:span text:style-name="T5_7"><text:s/></text:span><text:span text:style-name="T5_8">that</text:span><text:span text:style-name="T5_9"><text:s/></text:span><text:span text:style-name="T5_10">uses</text:span><text:span text:style-name="T5_11"><text:s/></text:span><text:span text:style-name="T5_12">a</text:span><text:span text:style-name="T5_13"><text:s/></text:span><text:span text:style-name="T5_14">const</text:span><text:span text:style-name="T5_15"><text:s/></text:span><text:span text:style-name="T5_16">to</text:span><text:span text:style-name="T5_17"><text:s/></text:span><text:span text:style-name="T5_18">add</text:span><text:span text:style-name="T5_19"><text:s/>3%<text:s/></text:span><text:span text:style-name="T5_20">increase</text:span><text:span text:style-name="T5_21"><text:s/></text:span><text:span text:style-name="T5_22">to</text:span><text:span text:style-name="T5_23"><text:s/></text:span><text:span text:style-name="T5_24">a</text:span><text:span text:style-name="T5_25"><text:s/></text:span><text:span text:style-name="T5_26">bank</text:span><text:span text:style-name="T5_27"><text:s/></text:span><text:span text:style-name="T5_28">account</text:span><text:span text:style-name="T5_29"><text:s/></text:span><text:span text:style-name="T5_30">every</text:span><text:span text:style-name="T5_31"><text:s/>5<text:s/></text:span><text:span text:style-name="T5_32">years</text:span><text:span text:style-name="T5_3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